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text-properties officeooo:rsid="00060942"/>
    </style:style>
    <style:style style:name="P4" style:family="paragraph" style:parent-style-name="Standard" style:list-style-name="L3">
      <style:text-properties officeooo:rsid="0001af3c" officeooo:paragraph-rsid="0001af3c"/>
    </style:style>
    <style:style style:name="P5" style:family="paragraph" style:parent-style-name="Standard">
      <style:text-properties officeooo:rsid="0001af3c" officeooo:paragraph-rsid="0001af3c"/>
    </style:style>
    <style:style style:name="P6" style:family="paragraph" style:parent-style-name="Standard">
      <style:text-properties officeooo:paragraph-rsid="00060942"/>
    </style:style>
    <style:style style:name="P7" style:family="paragraph" style:parent-style-name="Standard" style:list-style-name="L4">
      <style:text-properties officeooo:rsid="0001af3c" officeooo:paragraph-rsid="0001af3c"/>
    </style:style>
    <style:style style:name="P8" style:family="paragraph" style:parent-style-name="Standard" style:list-style-name="L5">
      <style:text-properties officeooo:rsid="0001af3c" officeooo:paragraph-rsid="0001af3c"/>
    </style:style>
    <style:style style:name="P9" style:family="paragraph" style:parent-style-name="Standard">
      <style:text-properties fo:font-weight="bold" officeooo:rsid="00044f87" officeooo:paragraph-rsid="00044f87" style:font-weight-asian="bold" style:font-weight-complex="bold"/>
    </style:style>
    <style:style style:name="P10" style:family="paragraph" style:parent-style-name="Standard">
      <style:text-properties officeooo:rsid="00044f87" officeooo:paragraph-rsid="00044f87"/>
    </style:style>
    <style:style style:name="P11" style:family="paragraph" style:parent-style-name="Standard" style:list-style-name="L6">
      <style:text-properties officeooo:rsid="00044f87" officeooo:paragraph-rsid="00044f87"/>
    </style:style>
    <style:style style:name="P12" style:family="paragraph" style:parent-style-name="Standard">
      <style:text-properties officeooo:paragraph-rsid="00085d8a"/>
    </style:style>
    <style:style style:name="P13" style:family="paragraph" style:parent-style-name="Standard">
      <style:text-properties officeooo:rsid="00085d8a" officeooo:paragraph-rsid="00085d8a"/>
    </style:style>
    <style:style style:name="P14" style:family="paragraph" style:parent-style-name="Standard">
      <style:text-properties officeooo:rsid="0009b9f4" officeooo:paragraph-rsid="0009b9f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5da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7cb3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y default, <text:span text:style-name="T1">margin</text:span> collapse into one another.</text:p>
      <text:list text:style-name="L1">
        <text:list-item>
          <text:p text:style-name="P1">So if one element has a margin-bottom of 50px, and the next</text:p>
          <text:p text:style-name="P1">one has a margin-top of 50px, the space between them will be</text:p>
          <text:p text:style-name="P1">50px and not 100px.</text:p>
        </text:list-item>
      </text:list>
      <text:p text:style-name="Standard"/>
      <text:p text:style-name="Standard"><text:span text:style-name="T1">Collapsing margins</text:span> have a few situations where they cause problems.</text:p>
      <text:list text:style-name="L2">
        <text:list-item>
          <text:p text:style-name="P2">Margins will collapse any time they touch each other. So,</text:p>
          <text:p text:style-name="P2">if the first child in an element has a margin-top, that</text:p>
          <text:p text:style-name="P2">can merge with the parent's margin-top.</text:p>
        </text:list-item>
      </text:list>
      <text:p text:style-name="Standard"/>
      <text:p text:style-name="Standard"/>
      <text:p text:style-name="Standard">----------------------------------------------------------------------------------------------------------------------------</text:p>
      <text:p text:style-name="Standard"/>
      <text:p text:style-name="P3"/>
      <text:p text:style-name="Standard">There are some important things to know about <text:span text:style-name="T1">inline elements</text:span>:</text:p>
      <text:list text:style-name="L3">
        <text:list-item>
          <text:p text:style-name="P4">You can only nest other inline elements in them (such as putting a</text:p>
          <text:p text:style-name="P4">link inside a strong element)</text:p>
        </text:list-item>
        <text:list-item>
          <text:p text:style-name="P4">They will only respect margin, padding, and borders which are placed</text:p>
          <text:p text:style-name="P4">on the left or the right side, and not the top and bottom</text:p>
        </text:list-item>
      </text:list>
      <text:p text:style-name="P5"/>
      <text:p text:style-name="P5"/>
      <text:p text:style-name="P6">----------------------------------------------------------------------------------------------------------------------------</text:p>
      <text:p text:style-name="P6"/>
      <text:p text:style-name="P6"/>
      <text:p text:style-name="P5">There is a very useful inline element, called a <text:span text:style-name="T1">span</text:span></text:p>
      <text:list text:style-name="L4">
        <text:list-item>
          <text:p text:style-name="P7">The span element is like strong and em, in that we use it to style text, but it has no default styling and no semantic meaning</text:p>
        </text:list-item>
        <text:list-item>
          <text:p text:style-name="P7">A span by itself is a little useless, normally we use a class on them to make it easy to target with CSS</text:p>
        </text:list-item>
      </text:list>
      <text:p text:style-name="P5"/>
      <text:p text:style-name="P5"/>
      <text:p text:style-name="P6">----------------------------------------------------------------------------------------------------------------------------</text:p>
      <text:p text:style-name="P6"/>
      <text:p text:style-name="P6"/>
      <text:p text:style-name="P5">Links have different “states” that we can style as well</text:p>
      <text:list text:style-name="L5">
        <text:list-item>
          <text:p text:style-name="P8">Default “link” state</text:p>
        </text:list-item>
        <text:list-item>
          <text:p text:style-name="P8">Visited – <text:span text:style-name="T2">A link the user has visited</text:span></text:p>
        </text:list-item>
        <text:list-item>
          <text:p text:style-name="P8">Focus – <text:span text:style-name="T2">Moved to by a keyboard user using the Tab key or something similar</text:span></text:p>
        </text:list-item>
        <text:list-item>
          <text:p text:style-name="P8">Hover – <text:span text:style-name="T2">A link when the user mouses over it</text:span></text:p>
        </text:list-item>
        <text:list-item>
          <text:p text:style-name="P8">Active – <text:span text:style-name="T2">A link the moment it is clicked</text:span></text:p>
        </text:list-item>
      </text:list>
      <text:p text:style-name="P5"/>
      <text:p text:style-name="P5"/>
      <text:p text:style-name="P6">----------------------------------------------------------------------------------------------------------------------------</text:p>
      <text:p text:style-name="P6"/>
      <text:p text:style-name="P6"/>
      <text:p text:style-name="P9">Specificity <text:span text:style-name="T3">in CSS is all about how specific our selectors are. The more specific they are, the higher priority they have!</text:span></text:p>
      <text:p text:style-name="P9"><text:span text:style-name="T3"/></text:p>
      <text:p text:style-name="P10">Lowest to highest specificity:</text:p>
      <text:list text:style-name="L6">
        <text:list-item>
          <text:p text:style-name="P11"><text:soft-page-break/>Element Selector <text:span text:style-name="T4">(1 point)</text:span></text:p>
        </text:list-item>
        <text:list-item>
          <text:p text:style-name="P11">Class Selector <text:span text:style-name="T4">(10 points)</text:span></text:p>
        </text:list-item>
        <text:list-item>
          <text:p text:style-name="P11">ID Selector <text:span text:style-name="T4">(100 points)</text:span></text:p>
        </text:list-item>
      </text:list>
      <text:p text:style-name="P10"/>
      <text:p text:style-name="P10"/>
      <text:p text:style-name="P12">----------------------------------------------------------------------------------------------------------------------------</text:p>
      <text:p text:style-name="P12"/>
      <text:p text:style-name="P12"/>
      <text:p text:style-name="P13">Links do not inherit their parent’s color, even though other inline elements like em and strong do. They already have a default style on them, setting their color to blue, with a text-decoration giving them the underline. They do inherit other properties such as font-size and font-weight.</text:p>
      <text:p text:style-name="P13"/>
      <text:p text:style-name="P14">Headings do not inherit the font-weight, because they are bold by default. Once again, can be overwritten if wished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2T16:46:00.286000000</meta:creation-date>
    <dc:date>2025-03-17T16:19:33.200000000</dc:date>
    <meta:editing-duration>PT1H31M41S</meta:editing-duration>
    <meta:editing-cycles>8</meta:editing-cycles>
    <meta:generator>LibreOffice/24.8.5.2$Windows_X86_64 LibreOffice_project/fddf2685c70b461e7832239a0162a77216259f22</meta:generator>
    <meta:document-statistic meta:table-count="0" meta:image-count="0" meta:object-count="0" meta:page-count="2" meta:paragraph-count="34" meta:word-count="360" meta:character-count="2509" meta:non-whitespace-character-count="2197"/>
  </office:meta>
</office:document-meta>
</file>